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paragraph-properties fo:line-height="150%" fo:text-align="justify" style:justify-single-word="false"/>
      <style:text-properties style:font-name="Times New Roman" fo:font-size="12pt" officeooo:paragraph-rsid="00061ee5" style:font-size-asian="12pt" style:font-size-complex="12pt"/>
    </style:style>
    <style:style style:name="P2" style:family="paragraph" style:parent-style-name="Standard" style:list-style-name="L1">
      <style:paragraph-properties fo:line-height="150%" fo:text-align="justify" style:justify-single-word="false"/>
      <style:text-properties style:font-name="Times New Roman" fo:font-size="12pt" officeooo:rsid="000b1cc7" officeooo:paragraph-rsid="000b1cc7" style:font-size-asian="12pt" style:font-size-complex="12pt"/>
    </style:style>
    <style:style style:name="P3" style:family="paragraph" style:parent-style-name="Standard">
      <style:paragraph-properties fo:line-height="150%" fo:text-align="justify" style:justify-single-word="false"/>
      <style:text-properties style:font-name="Times New Roman" fo:font-size="12pt" fo:font-style="italic" officeooo:rsid="0003674c" officeooo:paragraph-rsid="0003674c" style:font-size-asian="12pt" style:font-style-asian="italic" style:font-size-complex="12pt" style:font-style-complex="italic"/>
    </style:style>
    <style:style style:name="P4" style:family="paragraph" style:parent-style-name="Standard" style:list-style-name="L1">
      <style:paragraph-properties fo:line-height="150%" fo:text-align="justify" style:justify-single-word="false"/>
      <style:text-properties style:font-name="Times New Roman" fo:font-size="12pt" fo:font-style="italic" officeooo:rsid="000e3af4" officeooo:paragraph-rsid="000e3af4" style:font-size-asian="12pt" style:font-style-asian="italic" style:font-size-complex="12pt" style:font-style-complex="italic"/>
    </style:style>
    <style:style style:name="P5" style:family="paragraph" style:parent-style-name="Standard" style:list-style-name="L1">
      <style:paragraph-properties fo:line-height="150%" fo:text-align="justify" style:justify-single-word="false"/>
      <style:text-properties style:font-name="Times New Roman" fo:font-size="12pt" fo:font-style="italic" officeooo:rsid="000c4805" officeooo:paragraph-rsid="000c4805" style:font-size-asian="12pt" style:font-style-asian="italic" style:font-size-complex="12pt" style:font-style-complex="italic"/>
    </style:style>
    <style:style style:name="P6" style:family="paragraph" style:parent-style-name="Standard">
      <style:paragraph-properties fo:line-height="150%" fo:text-align="justify" style:justify-single-word="false"/>
      <style:text-properties style:font-name="Times New Roman" fo:font-size="12pt" fo:font-style="normal" officeooo:rsid="0003674c" officeooo:paragraph-rsid="0003674c" style:font-size-asian="12pt" style:font-style-asian="normal" style:font-size-complex="12pt" style:font-style-complex="normal"/>
    </style:style>
    <style:style style:name="P7" style:family="paragraph" style:parent-style-name="Standard" style:list-style-name="L1">
      <style:paragraph-properties fo:line-height="150%" fo:text-align="justify" style:justify-single-word="false"/>
      <style:text-properties style:font-name="Times New Roman" fo:font-size="12pt" fo:font-style="normal" officeooo:rsid="00049dec" officeooo:paragraph-rsid="00049dec" style:font-size-asian="12pt" style:font-style-asian="normal" style:font-size-complex="12pt" style:font-style-complex="normal"/>
    </style:style>
    <style:style style:name="P8" style:family="paragraph" style:parent-style-name="Standard">
      <style:paragraph-properties fo:line-height="150%" fo:text-align="justify" style:justify-single-word="false"/>
      <style:text-properties style:font-name="Times New Roman" fo:font-size="12pt" fo:font-style="normal" officeooo:rsid="00049dec" officeooo:paragraph-rsid="00049dec" style:font-size-asian="12pt" style:font-style-asian="normal" style:font-size-complex="12pt" style:font-style-complex="normal"/>
    </style:style>
    <style:style style:name="P9" style:family="paragraph" style:parent-style-name="Standard" style:list-style-name="L1">
      <style:paragraph-properties fo:line-height="150%" fo:text-align="justify" style:justify-single-word="false"/>
      <style:text-properties style:font-name="Times New Roman" fo:font-size="12pt" fo:font-style="normal" officeooo:rsid="000b1cc7" officeooo:paragraph-rsid="000b1cc7" style:font-size-asian="12pt" style:font-style-asian="normal" style:font-size-complex="12pt" style:font-style-complex="normal"/>
    </style:style>
    <style:style style:name="P10" style:family="paragraph" style:parent-style-name="Standard" style:list-style-name="L1">
      <style:paragraph-properties fo:line-height="150%" fo:text-align="justify" style:justify-single-word="false"/>
      <style:text-properties style:font-name="Times New Roman" fo:font-size="12pt" fo:font-style="normal" officeooo:rsid="0005c373" officeooo:paragraph-rsid="0005c373" style:font-size-asian="12pt" style:font-style-asian="normal" style:font-size-complex="12pt" style:font-style-complex="normal"/>
    </style:style>
    <style:style style:name="P11" style:family="paragraph" style:parent-style-name="Standard" style:list-style-name="L1">
      <style:paragraph-properties fo:line-height="150%" fo:text-align="justify" style:justify-single-word="false"/>
      <style:text-properties style:font-name="Times New Roman" fo:font-size="12pt" fo:font-style="normal" officeooo:rsid="000e3af4" officeooo:paragraph-rsid="000e3af4" style:font-size-asian="12pt" style:font-style-asian="normal" style:font-size-complex="12pt" style:font-style-complex="normal"/>
    </style:style>
    <style:style style:name="P12" style:family="paragraph" style:parent-style-name="Standard" style:list-style-name="L1">
      <style:paragraph-properties fo:line-height="150%" fo:text-align="justify" style:justify-single-word="false"/>
      <style:text-properties style:font-name="Times New Roman" fo:font-size="12pt" fo:font-style="normal" officeooo:rsid="000ff952" officeooo:paragraph-rsid="000ff952" style:font-size-asian="12pt" style:font-style-asian="normal" style:font-size-complex="12pt" style:font-style-complex="normal"/>
    </style:style>
    <style:style style:name="P13" style:family="paragraph" style:parent-style-name="Standard">
      <style:paragraph-properties fo:line-height="150%" fo:text-align="justify" style:justify-single-word="false"/>
      <style:text-properties style:font-name="Times New Roman" fo:font-size="12pt" fo:font-style="normal" officeooo:rsid="0009e096" officeooo:paragraph-rsid="0009e096" style:font-size-asian="12pt" style:font-style-asian="normal" style:font-size-complex="12pt" style:font-style-complex="normal"/>
    </style:style>
    <style:style style:name="P14" style:family="paragraph" style:parent-style-name="Standard">
      <style:paragraph-properties fo:line-height="150%" fo:text-align="justify" style:justify-single-word="false"/>
      <style:text-properties style:font-name="Times New Roman" fo:font-size="12pt" fo:font-weight="bold" officeooo:rsid="0003674c" officeooo:paragraph-rsid="0003674c" style:font-size-asian="12pt" style:font-weight-asian="bold" style:font-size-complex="12pt" style:font-weight-complex="bold"/>
    </style:style>
    <style:style style:name="P15" style:family="paragraph" style:parent-style-name="Standard" style:list-style-name="L1">
      <loext:graphic-properties draw:fill="none"/>
      <style:paragraph-properties fo:margin-left="0in" fo:margin-right="0in" fo:line-height="150%" fo:text-align="justify" style:justify-single-word="false" fo:text-indent="0in" style:auto-text-indent="false" fo:background-color="transparent"/>
      <style:text-properties style:font-name="Times New Roman" fo:font-size="12pt" fo:font-style="normal" officeooo:rsid="0009e096" officeooo:paragraph-rsid="0009e096" style:font-size-asian="12pt" style:font-style-asian="normal" style:font-size-complex="12pt" style:font-style-complex="normal"/>
    </style:style>
    <style:style style:name="P16" style:family="paragraph" style:parent-style-name="Standard" style:list-style-name="L1">
      <loext:graphic-properties draw:fill="none"/>
      <style:paragraph-properties fo:margin-left="0in" fo:margin-right="0in" fo:line-height="150%" fo:text-align="center" style:justify-single-word="false" fo:text-indent="0in" style:auto-text-indent="false" fo:break-before="page" fo:background-color="transparent"/>
      <style:text-properties style:font-name="Times New Roman" fo:font-size="12pt" fo:font-style="normal" officeooo:rsid="0009e096" officeooo:paragraph-rsid="0009e096"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officeooo:rsid="00061ee5" style:font-style-asian="italic" style:font-style-complex="italic"/>
    </style:style>
    <style:style style:name="T3" style:family="text">
      <style:text-properties fo:font-style="italic" officeooo:rsid="00081002" style:font-style-asian="italic" style:font-style-complex="italic"/>
    </style:style>
    <style:style style:name="T4" style:family="text">
      <style:text-properties fo:font-style="italic" officeooo:rsid="0009e096" style:font-style-asian="italic" style:font-style-complex="italic"/>
    </style:style>
    <style:style style:name="T5" style:family="text">
      <style:text-properties fo:font-style="italic" officeooo:rsid="000b1cc7" style:font-style-asian="italic" style:font-style-complex="italic"/>
    </style:style>
    <style:style style:name="T6" style:family="text">
      <style:text-properties fo:font-style="italic" officeooo:rsid="000e3af4"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61ee5" style:font-style-asian="normal" style:font-style-complex="normal"/>
    </style:style>
    <style:style style:name="T9" style:family="text">
      <style:text-properties fo:font-style="normal" officeooo:rsid="00081002" style:font-style-asian="normal" style:font-style-complex="normal"/>
    </style:style>
    <style:style style:name="T10" style:family="text">
      <style:text-properties fo:font-style="normal" officeooo:rsid="0009e096" style:font-style-asian="normal" style:font-style-complex="normal"/>
    </style:style>
    <style:style style:name="T11" style:family="text">
      <style:text-properties fo:font-style="normal" officeooo:rsid="000b1cc7" style:font-style-asian="normal" style:font-style-complex="normal"/>
    </style:style>
    <style:style style:name="T12" style:family="text">
      <style:text-properties fo:font-style="normal" officeooo:rsid="00107559" style:font-style-asian="normal" style:font-style-complex="normal"/>
    </style:style>
    <style:style style:name="T13" style:family="text">
      <style:text-properties officeooo:rsid="00061ee5"/>
    </style:style>
    <style:style style:name="T14" style:family="text">
      <style:text-properties officeooo:rsid="000c4805"/>
    </style:style>
    <style:style style:name="T15" style:family="text">
      <style:text-properties officeooo:rsid="000e3af4"/>
    </style:style>
    <style:style style:name="T16" style:family="text">
      <style:text-properties officeooo:rsid="0010755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Gregorius Aria Neruda</text:p>
      <text:p text:style-name="P14">17/412639/PA/17958</text:p>
      <text:p text:style-name="P14">Tugas Mata Kuliah <text:span text:style-name="T1">Kapita Selekta: Rekayasa Perangkat Lunak dan Data</text:span></text:p>
      <text:p text:style-name="P3"/>
      <text:p text:style-name="P6">Contoh Permasalahan Data Science:</text:p>
      <text:list xml:id="list3068156834" text:style-name="L1">
        <text:list-item>
          <text:p text:style-name="P7">Melihat korelasi antara perkembangan GDP per tahun dan tingkat emisi karbon per tahun di Indonesia.</text:p>
        </text:list-item>
      </text:list>
      <text:p text:style-name="P8"/>
      <text:list xml:id="list184443877791780" text:continue-numbering="true" text:style-name="L1">
        <text:list-header>
          <text:p text:style-name="P1"><text:span text:style-name="T8">Terinspirasi dari buku </text:span><text:span text:style-name="T2">Homo Deus: </text:span><text:span text:style-name="T5">A Brief History of Tomorrow</text:span><text:span text:style-name="T8"> (Harari, 2016) di mana Harari m</text:span><text:span text:style-name="T9">engutip</text:span><text:span text:style-name="T8"> diagram </text:span><text:span text:style-name="T9">dari</text:span><text:span text:style-name="T3"> Emission Database for Global Atmospheric Research (EDGAR)</text:span><text:span text:style-name="T9"> dan memberikan narasi</text:span><text:span text:style-name="T8"> </text:span><text:span text:style-name="T13">terhadap</text:span><text:span text:style-name="T8"> tingkat emisi karbon global dari tahun 1970 hingga 2012; </text:span><text:span text:style-name="T9">tingkat emisi karbon</text:span><text:span text:style-name="T10"> global</text:span><text:span text:style-name="T9"> baru m</text:span><text:span text:style-name="T10">engalami penurunan </text:span><text:span text:style-name="T9">pada tahun 2008-</text:span><text:span text:style-name="T10">2009</text:span><text:span text:style-name="T9">, H</text:span><text:span text:style-name="T11">arari berargumen bahwa hal ini</text:span><text:span text:style-name="T10"> bukan disebabkan oleh perjanjian internasional (dalam hal ini,</text:span><text:span text:style-name="T4"> Copenhagen Accord</text:span><text:span text:style-name="T10">) </text:span><text:span text:style-name="T11">namun disebabkan oleh krisis finansial global yang terjadi pada tahun tersebut, konklusi dari argumennya: tingkat emisi karbon baru akan turun jika pada saat yang bersamaan terjadi penurunan perkembangan ekonomi.</text:span><text:span text:style-name="T2"> </text:span></text:p>
          <text:p text:style-name="P2"><text:span text:style-name="T2"/></text:p>
          <text:p text:style-name="P9">Dengan mengerucutkan masalah menjadi dalam lingkup Indonesia, menurut penulis merupakan masalah yang menarik dan dapat memberikan insight terhadap perkembangan Indonesia dan pengaruhnya terhadap lingkungan (diukur dengan tingkat emisi karbon), <text:span text:style-name="T16">apakah benar dengan meningkatnya GDP Indonesia tingkat karbon emisi kita juga bertambah? Atau sebenarnya ada faktor lain yang perlu kita pertimbangkan? </text:span></text:p>
          <text:p text:style-name="P9"/>
        </text:list-header>
        <text:list-item>
          <text:p text:style-name="P10">Memprediksi harga <text:span text:style-name="T14">serta</text:span><text:span text:style-name="T1"> </text:span><text:span text:style-name="T6">market trend</text:span><text:span text:style-name="T1"> </text:span>suatu <text:span text:style-name="T15">c</text:span><text:span text:style-name="T1">ryptocurrency</text:span>.</text:p>
          <text:p text:style-name="P11"/>
          <text:p text:style-name="P4">Cryptocurrency<text:span text:style-name="T7"> merupakan aset digital yang nilainya sangat fluktuatif atau </text:span>volatile<text:span text:style-name="T7"> (tidak termasuk Stablecoin). Bagi pelaku </text:span>trad<text:span text:style-name="T16">ing</text:span><text:span text:style-name="T7">, tentu akan sangat berguna jika dapat memprediksi harga serta </text:span>market trend<text:span text:style-name="T7"> (</text:span>bull <text:span text:style-name="T7">atau </text:span>bear<text:span text:style-name="T7">) suatu </text:span>cryptocurrency<text:span text:style-name="T7">, dikarenakan pasar aset ini selalu terbuka selama 24 jam x 7 hari, sehingga harga bisa naik/turun kapan saja, </text:span><text:span text:style-name="T12">maka dengan adanya prediksi ini pelaku </text:span><text:span text:style-name="T16">trading </text:span><text:span text:style-name="T12">dapat “mempersiapkan” dirinya, entah dengan secara manual menunggu waktu yang diprediksi, atau dengan menggunakan trading bot yang terotomasi untuk melakukan </text:span><text:span text:style-name="T16">trade</text:span><text:span text:style-name="T12">.</text:span></text:p>
          <text:p text:style-name="P4"><text:span text:style-name="T7"/></text:p>
        </text:list-item>
        <text:list-item>
          <text:p text:style-name="P12"><text:soft-page-break/>Pengaruh MRT dan LRT terhadap tingkat kemacetan kota Jakarta</text:p>
          <text:p text:style-name="P12"/>
          <text:p text:style-name="P12">MRT (Moda Raya Terpadu) dan LRT (Lintas Rel Terpadu) merupakan transportasi umum yang baru-baru ini beroperasi di kota Jakarta. Dengan menggunakan teknik data science, penulis yakin bahwa kita dapat mendapatkan insight apakah dengan adanya dua transportasi umum ini tingkat kemacetan kota Jakarta dapat berkurang, apakah dampaknya <text:span text:style-name="T16">setimpal dengan biaya yang dikeluarkan, bagaimana kira-kira optimisasi yang dapat dilakukan untuk meningkatkan dampak positifnya; memperbanyak stasiun, memperbanyak armada, menurunkan harga tiket, dsb.</text:span></text:p>
          <text:p text:style-name="P10"/>
          <text:p text:style-name="P5"/>
          <text:p text:style-name="P15"/>
          <text:p text:style-name="P16">Referensi</text:p>
        </text:list-item>
      </text:list>
      <text:p text:style-name="P13">Harari, Y. N. 2016. <text:span text:style-name="T1">Homo Deus: A Brief History of Tomorrow</text:span>. London, Harvill Secker</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6T12:21:24.964272025</meta:creation-date>
    <dc:date>2020-02-16T18:44:30.279089773</dc:date>
    <meta:editing-duration>PT34M28S</meta:editing-duration>
    <meta:editing-cycles>7</meta:editing-cycles>
    <meta:generator>LibreOffice/6.3.4.2$Linux_X86_64 LibreOffice_project/30$Build-2</meta:generator>
    <meta:document-statistic meta:table-count="0" meta:image-count="0" meta:object-count="0" meta:page-count="3" meta:paragraph-count="13" meta:word-count="356" meta:character-count="2610" meta:non-whitespace-character-count="2268"/>
  </office:meta>
</office:document-meta>
</file>